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'Courier New'" style:font-family-generic="modern" style:font-pitch="fixed" fo:font-size="24pt" style:font-size-asian="24pt" style:font-size-complex="24pt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family="'Courier New'" style:font-family-generic="modern" style:font-pitch="fixed" fo:font-size="20pt" style:font-size-asian="20pt" style:font-size-complex="20pt"/>
    </style:style>
    <style:style style:name="T6" style:family="text">
      <style:text-properties fo:font-family="'Courier New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family="'Courier New'" style:font-family-generic="modern" style:font-pitch="fixed" fo:font-size="14pt" style:font-size-asian="14pt" style:font-size-complex="14pt"/>
    </style:style>
    <style:style style:name="T8" style:family="text">
      <style:text-properties fo:font-family="Arial" style:font-family-generic="swiss" style:font-pitch="variable" fo:font-size="20pt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family="Arial" style:font-family-generic="swiss" style:font-pitch="variable" fo:font-size="28pt" style:font-size-asian="28pt" style:font-size-complex="28pt"/>
    </style:style>
    <style:style style:name="T11" style:family="text">
      <style:text-properties fo:font-family="'Courier New'" style:font-family-generic="modern" style:font-pitch="fixed"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uide to Refactoring Modul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In this demonstration we will see, hands on, how to refactor a module to Zikula 1.3.0 standards.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w Directory Structur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">Based on module 'Foo'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2">lib/Foo/Controller/</text:span></text:p>
                      </text:list-item>
                      <text:list-item>
                        <text:p text:style-name="P1"><text:span text:style-name="T2">lib/Foo/Api/</text:span></text:p>
                      </text:list-item>
                      <text:list-item>
                        <text:p text:style-name="P1"><text:span text:style-name="T2">lib/Foo/Block/</text:span></text:p>
                      </text:list-item>
                      <text:list-item>
                        <text:p text:style-name="P1"><text:span text:style-name="T2">lib/vendor/</text:span></text:p>
                      </text:list-item>
                      <text:list-item>
                        <text:p text:style-name="P1"><text:span text:style-name="T2">templates/</text:span></text:p>
                      </text:list-item>
                      <text:list-item>
                        <text:p text:style-name="P1"><text:span text:style-name="T2">styles/</text:span></text:p>
                      </text:list-item>
                      <text:list-item>
                        <text:p text:style-name="P1"><text:span text:style-name="T2">javascript/</text:span></text:p>
                      </text:list-item>
                      <text:list-item>
                        <text:p text:style-name="P1"><text:span text:style-name="T2">images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utoloading and PEA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EAR standard filenames.</text:p>
                <text:list>
                  <text:list-item>
                    <text:p>Package_Example</text:p>
                  </text:list-item>
                  <text:list-item>
                    <text:p>Package/Example.ph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utoloading and PEA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utoloader functions</text:p>
                <text:list>
                  <text:list-item>
                    <text:p>Map packages to known locations.</text:p>
                  </text:list-item>
                  <text:list-item>
                    <text:p>Convert classes to file paths.</text:p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utoloading and PEA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utoloader Example</text:p>
                <text:list>
                  <text:list-item>
                    <text:p>Zikula maps <text:span text:style-name="T2">$path =</text:span> <text:span text:style-name="T2">'lib/'</text:span></text:p>
                  </text:list-item>
                  <text:list-item>
                    <text:p>Requested class Zikula_View</text:p>
                  </text:list-item>
                  <text:list-item>
                    <text:p>Calculate class file path as <text:span text:style-name="T2">$path/Zikula/View.php</text:span></text:p>
                  </text:list-item>
                  <text:list-item>
                    <text:p>Autoloader will attempt to include:</text:p>
                    <text:list>
                      <text:list-item>
                        <text:p><text:span text:style-name="T3">lib/Zikula/View.php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ssential Tool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DE – Eclipse or NetBeans.</text:p>
              </text:list-item>
              <text:list-item>
                <text:p>SVN or GIT checkout.</text:p>
              </text:list-item>
              <text:list-item>
                <text:p>Coloured diff too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w Naming Rul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ll modules and themes names must start with a capital letter.</text:p>
              </text:list-item>
              <text:list-item>
                <text:p>Classes owned by a Module must be prefixed with the module name, capitalised, e.g. the News modules is News_</text:p>
              </text:list-item>
              <text:list-item>
                <text:p>Each part of a class's name must be camel case, e.g. News_Controller_User.</text:p>
              </text:list-item>
              <text:list-item>
                <text:p>All filenames must begin with a capital let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4">Refactoring steps</text:span></text:p>
          </draw:text-box>
        </draw:frame>
        <draw:frame presentation:style-name="pr5" draw:layer="layout" svg:width="25.199cm" svg:height="13.874cm" svg:x="1.4cm" svg:y="4.914cm" presentation:class="outline" presentation:user-transformed="true">
          <draw:text-box>
            <text:list text:style-name="L1">
              <text:list-item>
                <text:p text:style-name="P1"><text:span text:style-name="T1"><text:s/></text:span><text:span text:style-name="T1">Search &amp; replace old APIs</text:span></text:p>
              </text:list-item>
              <text:list-item>
                <text:p text:style-name="P1"><text:span text:style-name="T1"><text:s/></text:span><text:span text:style-name="T1">Search and replace refactor templates</text:span></text:p>
              </text:list-item>
              <text:list-item>
                <text:p text:style-name="P1"><text:span text:style-name="T1"><text:s/></text:span><text:span text:style-name="T1">Rename files and folders (remove prefix)</text:span></text:p>
              </text:list-item>
              <text:list-item>
                <text:p text:style-name="P1"><text:span text:style-name="T1"><text:s/></text:span><text:span text:style-name="T1">Rename and refactor pninit.php to Installer.php</text:span></text:p>
              </text:list-item>
              <text:list-item>
                <text:p text:style-name="P1"><text:span text:style-name="T1"><text:s/></text:span><text:span text:style-name="T1">Rename and refactor pnversion.php to Version.php</text:span></text:p>
              </text:list-item>
              <text:list-item>
                <text:p text:style-name="P1"><text:span text:style-name="T1"><text:s/></text:span><text:span text:style-name="T1">Move controllers to lib/$modname/Controller</text:span></text:p>
              </text:list-item>
              <text:list-item>
                <text:p text:style-name="P1"><text:span text:style-name="T1"><text:s/></text:span><text:span text:style-name="T1">Move module APIs to lib/$modname/Api</text:span></text:p>
              </text:list-item>
              <text:list-item>
                <text:p text:style-name="P1"><text:span text:style-name="T1"><text:s/></text:span><text:span text:style-name="T1">Move blocks to lib/$modname/Block</text:span></text:p>
              </text:list-item>
              <text:list-item>
                <text:p text:style-name="P1"><text:span text:style-name="T1"><text:s/></text:span><text:span text:style-name="T1">Move PNObjects to lib/$modname/DBObj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4">Refactoring Templates</text:span></text:p>
          </draw:text-box>
        </draw:frame>
        <draw:frame presentation:style-name="pr5" draw:layer="layout" svg:width="25.199cm" svg:height="18.834cm" svg:x="1.4cm" svg:y="4.914cm" presentation:class="outline" presentation:user-transformed="true">
          <draw:text-box>
            <text:p text:style-name="P1"><text:span text:style-name="T1">SEARCH REPLACE STEPS</text:span></text:p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<text:s/></text:span><text:span text:style-name="T1">Search replace &lt;!--[ with {</text:span></text:p>
              </text:list-item>
              <text:list-item>
                <text:p text:style-name="P1"><text:span text:style-name="T1"><text:s/></text:span><text:span text:style-name="T1">Search replace ]--&gt; with }</text:span></text:p>
              </text:list-item>
              <text:list-item>
                <text:p text:style-name="P1"><text:span text:style-name="T1"><text:s/></text:span><text:span text:style-name="T1">Manually check inside &lt;script&gt; or &lt;style&gt; blocks</text:span></text:p>
              </text:list-item>
              <text:list-item>
                <text:p text:style-name="P1"><text:span text:style-name="T1"><text:s/></text:span><text:span text:style-name="T1">Search {pn and replace with with {</text:span></text:p>
              </text:list-item>
            </text:list>
            <text:list text:style-name="L3">
              <text:list-item>
                <text:p text:style-name="P1"><text:span text:style-name="T1"><text:s/></text:span><text:span text:style-name="T1">Search {/pn and replace with with {/</text:span></text:p>
              </text:list-item>
            </text:list>
            <text:list text:style-name="L1">
              <text:list-item>
                <text:p text:style-name="P1"><text:span text:style-name="T1"><text:s/></text:span><text:span text:style-name="T1">Search |pn and replace with |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4">Refactoring Templates</text:span></text:p>
          </draw:text-box>
        </draw:frame>
        <draw:frame presentation:style-name="pr5" draw:layer="layout" svg:width="25.199cm" svg:height="19.153cm" svg:x="1.4cm" svg:y="4.914cm" presentation:class="outline" presentation:user-transformed="true">
          <draw:text-box>
            <text:list text:style-name="L1">
              <text:list-item>
                <text:p text:style-name="P1"><text:span text:style-name="T1"><text:s/></text:span><text:span text:style-name="T1">pntemplates/ folder is renamed to templates/</text:span></text:p>
              </text:list-item>
              <text:list-item>
                <text:p text:style-name="P1"><text:span text:style-name="T1"><text:s/></text:span><text:span text:style-name="T1">&lt;!--[ and ]--&gt; are replaced with { and }</text:span></text:p>
              </text:list-item>
              <text:list-item>
                <text:p text:style-name="P1"><text:span text:style-name="T1"><text:s/></text:span><text:span text:style-name="T1">Inside &lt;script&gt; or &lt;style&gt; use {{ and }}</text:span></text:p>
                <text:list>
                  <text:list-header>
                    <text:p text:style-name="P1"><text:span text:style-name="T5"><text:s/></text:span><text:span text:style-name="T5">{gt text=”Hello”}&lt;script&gt;var foo={{$myvar}}&lt;script&gt;</text:span></text:p>
                  </text:list-header>
                </text:list>
              </text:list-item>
            </text:list>
            <text:p text:style-name="P1"><text:span text:style-name="T1"/></text:p>
            <text:list text:style-name="L2">
              <text:list-item>
                <text:p text:style-name="P1"><text:span text:style-name="T1"><text:s/></text:span><text:span text:style-name="T1">Care for browser hacks like &lt;!--[if IE 7]&gt; blocks.</text:span><text:span text:style-name="T1"><text:line-break/></text:span><text:span text:style-name="T5"> {browserhack condition=”if IE 7”}...{/browserhack}</text:span></text:p>
              </text:list-item>
            </text:list>
            <text:list text:style-name="L1">
              <text:list-item>
                <text:p text:style-name="P1"><text:span text:style-name="T1"><text:s/></text:span><text:span text:style-name="T1">Remove pn prefix from all plugin and modifier calls.</text:span></text:p>
              </text:list-item>
              <text:list-item>
                <text:p text:style-name="P1"><text:span text:style-name="T1"><text:s/></text:span><text:span text:style-name="T1">Update hard coded references to pn* folders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actoring pnversion.php</text:p>
          </draw:text-box>
        </draw:frame>
        <draw:frame presentation:style-name="pr5" draw:text-style-name="P3" draw:layer="layout" svg:width="25.199cm" svg:height="14.985cm" svg:x="1.4cm" svg:y="4.914cm" presentation:class="outline" presentation:user-transformed="true">
          <draw:text-box>
            <text:list text:style-name="L2">
              <text:list-item>
                <text:p><text:span text:style-name="T1">Move </text:span><text:span text:style-name="T2">pnversion.php</text:span><text:span text:style-name="T1"> to </text:span><text:span text:style-name="T2">lib/</text:span><text:span text:style-name="T6">$Modname</text:span><text:span text:style-name="T2">/Version.php</text:span></text:p>
              </text:list-item>
              <text:list-item>
                <text:p><text:span text:style-name="T1">Encase meta array in class declaration as follows</text:span></text:p>
                <text:list>
                  <text:list-header>
                    <text:p><text:span text:style-name="T7">class $Modname_Version extends Zikula_Version</text:span></text:p>
                    <text:p><text:span text:style-name="T7">{</text:span></text:p>
                    <text:list>
                      <text:list-header>
                        <text:p><text:span text:style-name="T7">public function getMetaData()</text:span></text:p>
                        <text:p><text:span text:style-name="T7">{</text:span></text:p>
                        <text:p><text:span text:style-name="T7"><text:s text:c="4"/></text:span><text:span text:style-name="T7">$meta = array();</text:span></text:p>
                        <text:p><text:span text:style-name="T7"><text:s text:c="4"/></text:span><text:span text:style-name="T7">$meta['displayname'] = $this-&gt;__('...');</text:span></text:p>
                        <text:p><text:span text:style-name="T7"><text:s text:c="4"/></text:span><text:span text:style-name="T7">$meta['description'] = $this-&gt;__('...');</text:span></text:p>
                        <text:p><text:span text:style-name="T7"><text:s text:c="4"/></text:span><text:span text:style-name="T7">//! module name that appears in URL</text:span></text:p>
                        <text:p><text:span text:style-name="T7"><text:s text:c="4"/></text:span><text:span text:style-name="T7">$meta['url'] <text:s text:c="11"/>= $this-&gt;__('users');</text:span></text:p>
                        <text:p><text:span text:style-name="T7"><text:s text:c="4"/></text:span><text:span text:style-name="T7">$meta['version'] = '2.0.0';</text:span></text:p>
                        <text:p><text:span text:style-name="T7"><text:s text:c="4"/></text:span><text:span text:style-name="T7">$meta['securityschema'] = array(...);</text:span></text:p>
                        <text:p><text:span text:style-name="T7"><text:s text:c="4"/></text:span><text:span text:style-name="T7">return $meta</text:span></text:p>
                        <text:p><text:span text:style-name="T7">}</text:span></text:p>
                      </text:list-header>
                    </text:list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actoring the Installer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">Move pninit.php to </text:span><text:span text:style-name="T2">lib/$modname/Installer.php</text:span></text:p>
              </text:list-item>
              <text:list-item>
                <text:p><text:span text:style-name="T1">Enclose in class with the following declaration</text:span></text:p>
                <text:list>
                  <text:list-header>
                    <text:p><text:span text:style-name="T5">class $Modname_Installer extends Zikula_Installer</text:span></text:p>
                  </text:list-header>
                </text:list>
              </text:list-item>
              <text:list-item>
                <text:p><text:span text:style-name="T1">Remove prefix from function declarations</text:span></text:p>
                <text:list>
                  <text:list-header>
                    <text:p><text:span text:style-name="T9">Replace '</text:span><text:span text:style-name="T5">function $Name_'</text:span><text:span text:style-name="T9"> with </text:span><text:span text:style-name="T5">'public function ' </text:span></text:p>
                  </text:list-header>
                </text:list>
              </text:list-item>
              <text:list-item>
                <text:p><text:span text:style-name="T10">Method init() becomes install()</text:span></text:p>
              </text:list-item>
              <text:list-item>
                <text:p><text:span text:style-name="T10">Method delete() becomes uninstall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actoring controller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Move pn{$type}.php to lib/</text:span><text:span text:style-name="T11">$Modname</text:span><text:span text:style-name="T1">/Controller</text:span></text:p>
              </text:list-item>
              <text:list-item>
                <text:p><text:span text:style-name="T1">Rename files to be just their type, e.g. pnadmin.php becomes Admin.php</text:span></text:p>
              </text:list-item>
              <text:list-item>
                <text:p><text:span text:style-name="T1">Encase all function in class declaration</text:span></text:p>
                <text:list>
                  <text:list-header>
                    <text:p><text:span text:style-name="T12">class $Name_Controller_Admin extends Zikula_Controller</text:span></text:p>
                  </text:list-header>
                </text:list>
              </text:list-item>
              <text:list-item>
                <text:p><text:span text:style-name="T10">Remove prefix from function declarations</text:span></text:p>
                <text:list>
                  <text:list-header>
                    <text:p><text:span text:style-name="T9">Replace '</text:span><text:span text:style-name="T5">function $Modname_'</text:span><text:span text:style-name="T9"> with </text:span><text:span text:style-name="T5">'public function '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actoring API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Move pn{$type}api.php to lib/</text:span><text:span text:style-name="T11">$Modname</text:span><text:span text:style-name="T1">/Api</text:span></text:p>
              </text:list-item>
              <text:list-item>
                <text:p><text:span text:style-name="T1">Rename files to be just their type, e.g. pnadminapi.php becomes Admin.php</text:span></text:p>
              </text:list-item>
              <text:list-item>
                <text:p><text:span text:style-name="T1">Encase all function in class declaration</text:span></text:p>
                <text:list>
                  <text:list-header>
                    <text:p><text:span text:style-name="T5">class $ModName_Api_Admin extends Zikula_Api</text:span></text:p>
                  </text:list-header>
                </text:list>
              </text:list-item>
              <text:list-item>
                <text:p><text:span text:style-name="T10">Remove prefix from function declarations</text:span></text:p>
                <text:list>
                  <text:list-header>
                    <text:p><text:span text:style-name="T9">Replace '</text:span><text:span text:style-name="T5">function $Modname_'</text:span><text:span text:style-name="T9"> with </text:span><text:span text:style-name="T5">'public function '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actoring Block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Move pnblocks/*.php to lib/</text:span><text:span text:style-name="T11">$Modname</text:span><text:span text:style-name="T1">/Block</text:span></text:p>
              </text:list-item>
              <text:list-item>
                <text:p><text:span text:style-name="T1">Rename files to be just their type, e.g. lastseen.php becomes Lastseen.php</text:span></text:p>
              </text:list-item>
              <text:list-item>
                <text:p><text:span text:style-name="T1">Encase all function in class declaration</text:span></text:p>
                <text:list>
                  <text:list-header>
                    <text:p><text:span text:style-name="T5">class $Modname_Block_Lastseen extends Zikula_Block</text:span></text:p>
                  </text:list-header>
                </text:list>
              </text:list-item>
              <text:list-item>
                <text:p><text:span text:style-name="T10">Remove prefix from function declarations</text:span></text:p>
                <text:list>
                  <text:list-header>
                    <text:p><text:span text:style-name="T9">Replace '</text:span><text:span text:style-name="T5">function $Modname_'</text:span><text:span text:style-name="T9"> with </text:span><text:span text:style-name="T5">'public function '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actoring PNObject/Array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Move Foo.php to lib/</text:span><text:span text:style-name="T11">$Modname</text:span><text:span text:style-name="T1">/DBObject/Foo.php</text:span></text:p>
              </text:list-item>
              <text:list-item>
                <text:p><text:span text:style-name="T1">Change class delcaration to </text:span></text:p>
                <text:list>
                  <text:list-header>
                    <text:p><text:span text:style-name="T5">class $Modname_DBObject_Foo extends DBObject</text:span></text:p>
                  </text:list-header>
                </text:list>
              </text:list-item>
              <text:list-item>
                <text:p><text:span text:style-name="T10">Change constructor to PHP5 style __construct(...)</text:span></text:p>
                <text:list>
                  <text:list-header>
                    <text:p><text:span text:style-name="T5">public function __construct(...)</text:span></text:p>
                  </text:list-header>
                </text:list>
              </text:list-item>
              <text:list-item>
                <text:p><text:span text:style-name="T10">Change any parent call to</text:span></text:p>
                <text:list>
                  <text:list-header>
                    <text:p><text:span text:style-name="T5">parent::__construct(...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4T12:16:02.10</meta:creation-date>
    <meta:editing-duration>PT06H31M42S</meta:editing-duration>
    <meta:editing-cycles>18</meta:editing-cycles>
    <dc:date>2010-07-06T16:31:15.98</dc:date>
    <meta:generator>OpenOffice.org/3.2$Win32 OpenOffice.org_project/320m12$Build-9483</meta:generator>
    <meta:document-statistic meta:object-count="85"/>
  </office:meta>
</office:document-meta>
</file>